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9.0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0.3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5.114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6.221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5.11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4.81cm"/>
    </style:style>
    <style:style style:name="P1" style:family="paragraph" style:parent-style-name="Standard">
      <style:text-properties officeooo:rsid="000ed886" officeooo:paragraph-rsid="000ed886"/>
    </style:style>
    <style:style style:name="P2" style:family="paragraph" style:parent-style-name="Standard">
      <style:text-properties officeooo:rsid="00117cc6" officeooo:paragraph-rsid="00117cc6"/>
    </style:style>
    <style:style style:name="P3" style:family="paragraph" style:parent-style-name="Standard">
      <style:text-properties fo:font-weight="bold" officeooo:rsid="00117cc6" officeooo:paragraph-rsid="00117cc6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0ed886" officeooo:paragraph-rsid="000ed886"/>
    </style:style>
    <style:style style:name="P5" style:family="paragraph" style:parent-style-name="Table_20_Contents">
      <style:paragraph-properties fo:text-align="center" style:justify-single-word="false"/>
      <style:text-properties officeooo:rsid="000ed886" officeooo:paragraph-rsid="000ed886"/>
    </style:style>
    <style:style style:name="P6" style:family="paragraph" style:parent-style-name="Table_20_Contents">
      <style:text-properties officeooo:rsid="00117cc6" officeooo:paragraph-rsid="00117cc6"/>
    </style:style>
    <style:style style:name="P7" style:family="paragraph" style:parent-style-name="Table_20_Contents">
      <style:paragraph-properties fo:text-align="center" style:justify-single-word="false"/>
      <style:text-properties officeooo:rsid="00117cc6" officeooo:paragraph-rsid="00117cc6"/>
    </style:style>
    <style:style style:name="P8" style:family="paragraph" style:parent-style-name="Table_20_Contents">
      <style:text-properties officeooo:paragraph-rsid="00117cc6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3">
      <style:text-properties officeooo:paragraph-rsid="00117cc6"/>
    </style:style>
    <style:style style:name="P13" style:family="paragraph" style:parent-style-name="Table_20_Contents" style:list-style-name="L4"/>
    <style:style style:name="P14" style:family="paragraph" style:parent-style-name="Table_20_Contents" style:list-style-name="L5">
      <style:text-properties officeooo:paragraph-rsid="00117cc6"/>
    </style:style>
    <style:style style:name="T1" style:family="text">
      <style:text-properties officeooo:rsid="0013a5f5"/>
    </style:style>
    <style:style style:name="T2" style:family="text">
      <style:text-properties officeooo:rsid="00153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do Produto</text:p>
      <text:p text:style-name="P1"/>
      <text:p text:style-name="P1">Para: <text:span text:style-name="T1">Transporte urbano</text:span></text:p>
      <text:p text:style-name="P1">cujo: </text:p>
      <text:p text:style-name="P1">O <text:span text:style-name="T1">TransitEasy</text:span></text:p>
      <text:p text:style-name="P1">É um<text:span text:style-name="T1">a</text:span> <text:span text:style-name="T1">plataforma/sistema WEB voltado ao gerenciamento e controle de horários dos transportes publico por parte do usuário e um gerenciam ciador de meios de transportes alternativos baseado ou não do custo de viagem por parte do cliente.</text:span></text:p>
      <text:p text:style-name="P1">Que <text:span text:style-name="T1">visa em um único sistema registrar locais de encontro/pontos os horários de ônibus, vans, trens, aviões e barcos. Neste sistema permitira a criação de um ponto indicar quais meios de transportes passa por aquele ponto em um dado horário e em casos especiais como carros de passeios irá esta a opção de criar uma carona de data única ou periódica com a possibilidade de ser reservado uma vaga por conta de outro usuário que utiliza o sistema. Esta carona pode ser gratuita ou paga(quando o criador da carona pede para dividir a diepesa da viagem, podendo este valor aparece na descrição da viagem ou gerenciar vacância do meio de transporte (no caso de carro e vam)</text:span></text:p>
      <text:p text:style-name="P1">Diferentemente d<text:span text:style-name="T2">os outros sistemas (Uber, 99 taxi e etc) o TransitEasy não tem como foco a corrida em si, mas a organização de que horários os meios de transportes registrados estão disponíveis naquele ponto e se ha utilizar uma carona dividindo ou não o gasto da mesma.</text:span></text:p>
      <text:p text:style-name="P1">o nosso prod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É</text:p>
          </table:table-cell>
          <table:table-cell table:style-name="Tabela1.B1" office:value-type="string">
            <text:p text:style-name="P5">Não é</text:p>
          </table:table-cell>
        </table:table-row>
        <table:table-row table:style-name="Tabela1.2">
          <table:table-cell table:style-name="Tabela1.A2" office:value-type="string">
            <text:list xml:id="list1714213331" text:style-name="L1">
              <text:list-item>
                <text:p text:style-name="P9"/>
              </text:list-item>
            </text:list>
          </table:table-cell>
          <table:table-cell table:style-name="Tabela1.B2" office:value-type="string">
            <text:list xml:id="list124112322665014" text:continue-numbering="true" text:style-name="L1">
              <text:list-item>
                <text:p text:style-name="P9"/>
              </text:list-item>
            </text:list>
          </table:table-cell>
        </table:table-row>
        <table:table-row>
          <table:table-cell table:style-name="Tabela1.A2" office:value-type="string">
            <text:p text:style-name="P5">Faz </text:p>
          </table:table-cell>
          <table:table-cell table:style-name="Tabela1.B2" office:value-type="string">
            <text:p text:style-name="P5">Não Faz</text:p>
          </table:table-cell>
        </table:table-row>
        <table:table-row table:style-name="Tabela1.4">
          <table:table-cell table:style-name="Tabela1.A2" office:value-type="string">
            <text:list xml:id="list700536832" text:style-name="L2">
              <text:list-item>
                <text:p text:style-name="P10"/>
              </text:list-item>
            </text:list>
          </table:table-cell>
          <table:table-cell table:style-name="Tabela1.B2" office:value-type="string">
            <text:list xml:id="list124113725302394" text:continue-numbering="true" text:style-name="L2">
              <text:list-item>
                <text:p text:style-name="P10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ersonas (usuários e seus objetivos)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Nome:</text:p>
          </table:table-cell>
          <table:table-cell table:style-name="Tabela2.B1" office:value-type="string">
            <text:p text:style-name="P7">Comportamento</text:p>
          </table:table-cell>
        </table:table-row>
        <table:table-row table:style-name="Tabela2.2"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list xml:id="list1761737259" text:style-name="L3">
              <text:list-item>
                <text:p text:style-name="P11"/>
              </text:list-item>
            </text:list>
          </table:table-cell>
        </table:table-row>
        <table:table-row>
          <table:table-cell table:style-name="Tabela2.A2" office:value-type="string">
            <text:p text:style-name="P7">Infs. Demográficas</text:p>
          </table:table-cell>
          <table:table-cell table:style-name="Tabela2.B2" office:value-type="string">
            <text:p text:style-name="P7">Necessidades e Objetivos</text:p>
          </table:table-cell>
        </table:table-row>
        <table:table-row table:style-name="Tabela2.4">
          <table:table-cell table:style-name="Tabela2.A2" office:value-type="string">
            <text:list xml:id="list2889672805" text:style-name="L4">
              <text:list-item>
                <text:p text:style-name="P13"/>
              </text:list-item>
            </text:list>
          </table:table-cell>
          <table:table-cell table:style-name="Tabela2.B2" office:value-type="string">
            <text:list xml:id="list124113847369667" text:continue-numbering="true" text:style-name="L4">
              <text:list-item>
                <text:p text:style-name="P13"/>
              </text:list-item>
            </text:list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>Nome:</text:p>
          </table:table-cell>
          <table:table-cell table:style-name="Tabela3.B1" office:value-type="string">
            <text:p text:style-name="P7">Comportamento</text:p>
          </table:table-cell>
        </table:table-row>
        <table:table-row table:style-name="Tabela3.2">
          <table:table-cell table:style-name="Tabela3.A2" office:value-type="string">
            <text:p text:style-name="P8"/>
          </table:table-cell>
          <table:table-cell table:style-name="Tabela3.B2" office:value-type="string">
            <text:list xml:id="list124113703141121" text:continue-list="list1761737259" text:style-name="L3">
              <text:list-item>
                <text:p text:style-name="P12"/>
              </text:list-item>
            </text:list>
          </table:table-cell>
        </table:table-row>
        <table:table-row>
          <table:table-cell table:style-name="Tabela3.A2" office:value-type="string">
            <text:p text:style-name="P7">Infs. Demográficas</text:p>
          </table:table-cell>
          <table:table-cell table:style-name="Tabela3.B2" office:value-type="string">
            <text:p text:style-name="P7">Necessidades e Objetivos</text:p>
          </table:table-cell>
        </table:table-row>
        <table:table-row table:style-name="Tabela3.4">
          <table:table-cell table:style-name="Tabela3.A2" office:value-type="string">
            <text:list xml:id="list3434702815" text:style-name="L5">
              <text:list-item>
                <text:p text:style-name="P14"/>
              </text:list-item>
            </text:list>
          </table:table-cell>
          <table:table-cell table:style-name="Tabela3.B2" office:value-type="string">
            <text:list xml:id="list124113703137843" text:continue-numbering="true" text:style-name="L5">
              <text:list-item>
                <text:p text:style-name="P14"/>
              </text:list-item>
            </text:list>
          </table:table-cell>
        </table:table-row>
      </table:table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3T06:13:09.382000000</meta:creation-date>
    <dc:date>2023-08-11T12:41:11.965000000</dc:date>
    <meta:editing-duration>PT16M39S</meta:editing-duration>
    <meta:editing-cycles>3</meta:editing-cycles>
    <meta:generator>LibreOffice/6.1.3.2$Windows_X86_64 LibreOffice_project/86daf60bf00efa86ad547e59e09d6bb77c699acb</meta:generator>
    <meta:document-statistic meta:table-count="3" meta:image-count="0" meta:object-count="0" meta:page-count="5" meta:paragraph-count="31" meta:word-count="249" meta:character-count="1430" meta:non-whitespace-character-count="1210"/>
  </office:meta>
</office:document-meta>
</file>